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era Special" svg:font-family="'Tera Special'" style:font-pitch="variable" style:font-charset="x-symbol"/>
    <style:font-face style:name="Arial2" svg:font-family="Arial"/>
    <style:font-face style:name="Consolas" svg:font-family="Consola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background-color="transparent" style:text-autospace="none">
        <style:background-image/>
      </style:paragraph-properties>
      <style:text-properties style:use-window-font-color="true" fo:font-size="10pt" fo:language="zxx" fo:country="none" fo:background-color="transparent" style:font-name-asian="Lucida Sans Unicode" style:font-size-asian="10pt" style:language-asian="zxx" style:country-asian="none" style:font-name-complex="Tahoma" style:font-size-complex="10pt" style:language-complex="zxx" style:country-complex="none"/>
    </style:style>
    <style:style style:name="P4" style:family="paragraph" style:parent-style-name="Standard" style:list-style-name="">
      <style:paragraph-properties fo:background-color="transparent" style:text-autospace="none">
        <style:background-image/>
      </style:paragraph-properties>
      <style:text-properties style:use-window-font-color="true" style:font-name="Times New Roman" fo:font-size="10pt" fo:language="zxx" fo:country="none" fo:font-weight="bold" fo:background-color="transparent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5" style:family="paragraph" style:parent-style-name="Standard">
      <style:paragraph-properties fo:background-color="transparent" style:text-autospace="none">
        <style:background-image/>
      </style:paragraph-properties>
    </style:style>
    <style:style style:name="P6" style:family="paragraph" style:parent-style-name="Standard">
      <style:paragraph-properties fo:background-color="transparent" style:text-autospace="none">
        <style:background-image/>
      </style:paragraph-properties>
      <style:text-properties fo:color="#000000" fo:font-size="10pt" fo:language="zxx" fo:country="none" fo:background-color="transparent" style:font-name-asian="Lucida Sans Unicode" style:font-size-asian="10pt" style:language-asian="zxx" style:country-asian="none" style:font-name-complex="Tahoma" style:font-size-complex="10pt" style:language-complex="zxx" style:country-complex="none"/>
    </style:style>
    <style:style style:name="P7" style:family="paragraph" style:parent-style-name="Standard" style:list-style-name="">
      <style:paragraph-properties fo:background-color="transparent" style:text-autospace="none">
        <style:background-image/>
      </style:paragraph-properties>
      <style:text-properties fo:color="#000000" fo:font-size="10pt" fo:language="zxx" fo:country="none" fo:background-color="transparent" style:font-name-asian="Lucida Sans Unicode" style:font-size-asian="10pt" style:language-asian="zxx" style:country-asian="none" style:font-name-complex="Tahoma" style:font-size-complex="10pt" style:language-complex="zxx" style:country-complex="none"/>
    </style:style>
    <style:style style:name="P8" style:family="paragraph" style:parent-style-name="Standard">
      <style:paragraph-properties fo:background-color="transparent" style:text-autospace="none">
        <style:background-image/>
      </style:paragraph-properties>
      <style:text-properties fo:color="#000000" fo:font-size="10pt" fo:language="zxx" fo:country="none" fo:font-style="italic" fo:font-weight="normal" fo:background-color="transparent" style:font-name-asian="Lucida Sans Unicode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background-color="transparent" style:text-autospace="none">
        <style:background-image/>
      </style:paragraph-properties>
      <style:text-properties fo:color="#000000" fo:font-size="10pt" fo:language="zxx" fo:country="none" fo:font-style="italic" fo:background-color="transparent" style:font-name-asian="Lucida Sans Unicode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P10" style:family="paragraph" style:parent-style-name="Standard">
      <style:paragraph-properties fo:background-color="transparent" style:text-autospace="none">
        <style:background-image/>
      </style:paragraph-properties>
      <style:text-properties fo:color="#000000" fo:font-size="10pt" fo:language="zxx" fo:country="none" fo:font-weight="normal" fo:background-color="transparent" style:font-name-asian="Lucida Sans Unicode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1" style:family="paragraph" style:parent-style-name="Standard">
      <style:paragraph-properties fo:background-color="transparent" style:text-autospace="none">
        <style:background-image/>
      </style:paragraph-properties>
      <style:text-properties fo:color="#000000" fo:font-size="10pt" fo:language="zxx" fo:country="none" fo:font-style="normal" fo:background-color="transparent" style:font-name-asian="Lucida Sans Unicode" style:font-size-asian="10pt" style:language-asian="zxx" style:country-asian="none" style:font-style-asian="normal" style:font-name-complex="Tahoma" style:font-size-complex="10pt" style:language-complex="zxx" style:country-complex="none" style:font-style-complex="normal"/>
    </style:style>
    <style:style style:name="P12" style:family="paragraph" style:parent-style-name="Standard" style:list-style-name="">
      <style:paragraph-properties fo:background-color="transparent" style:text-autospace="none">
        <style:background-image/>
      </style:paragraph-properties>
      <style:text-properties fo:color="#000000" style:font-name="Times New Roman" fo:font-size="10pt" fo:language="zxx" fo:country="none" fo:font-weight="normal" fo:background-color="transparent" style:font-name-asian="Lucida Sans Unicode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3" style:family="paragraph" style:parent-style-name="Standard" style:list-style-name="">
      <style:paragraph-properties fo:background-color="transparent" style:text-autospace="none">
        <style:background-image/>
      </style:paragraph-properties>
      <style:text-properties fo:color="#000000" style:font-name="Times New Roman" fo:font-size="10pt" fo:language="zxx" fo:country="none" fo:font-weight="bold" fo:background-color="transparent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4" style:family="paragraph" style:parent-style-name="Standard">
      <style:paragraph-properties fo:background-color="transparent" style:text-autospace="none">
        <style:background-image/>
      </style:paragraph-properties>
      <style:text-properties fo:language="zxx" fo:country="none"/>
    </style:style>
    <style:style style:name="P15" style:family="paragraph" style:parent-style-name="Standard">
      <style:paragraph-properties fo:background-color="transparent" fo:padding-left="0in" fo:padding-right="0in" fo:padding-top="0in" fo:padding-bottom="0.028in" fo:border-left="none" fo:border-right="none" fo:border-top="none" fo:border-bottom="0.0008in solid #000000" style:text-autospace="none">
        <style:background-image/>
      </style:paragraph-properties>
      <style:text-properties style:use-window-font-color="true" fo:font-size="10pt" fo:language="zxx" fo:country="none" fo:background-color="transparent" style:font-name-asian="Lucida Sans Unicode" style:font-size-asian="10pt" style:language-asian="zxx" style:country-asian="none" style:font-name-complex="Tahoma" style:font-size-complex="10pt" style:language-complex="zxx" style:country-complex="none"/>
    </style:style>
    <style:style style:name="P16" style:family="paragraph" style:parent-style-name="Standard" style:list-style-name="">
      <style:paragraph-properties fo:background-color="transparent" fo:padding-left="0in" fo:padding-right="0in" fo:padding-top="0in" fo:padding-bottom="0.028in" fo:border-left="none" fo:border-right="none" fo:border-top="none" fo:border-bottom="0.0008in solid #000000" style:text-autospace="none">
        <style:background-image/>
      </style:paragraph-properties>
      <style:text-properties style:use-window-font-color="true" style:font-name="Times New Roman" fo:font-size="10pt" fo:language="zxx" fo:country="none" fo:font-weight="bold" fo:background-color="transparent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7" style:family="paragraph" style:parent-style-name="Standard">
      <style:paragraph-properties fo:background-color="transparent" fo:padding-left="0in" fo:padding-right="0in" fo:padding-top="0in" fo:padding-bottom="0.028in" fo:border-left="none" fo:border-right="none" fo:border-top="none" fo:border-bottom="0.0008in solid #000000" style:text-autospace="none"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">
      <style:paragraph-properties fo:background-color="transparent" fo:padding-left="0in" fo:padding-right="0in" fo:padding-top="0in" fo:padding-bottom="0.028in" fo:border-left="none" fo:border-right="none" fo:border-top="none" fo:border-bottom="0.0008in solid #000000" style:text-autospace="none"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ff" fo:font-size="10pt" fo:language="zxx" fo:country="none" fo:font-weight="bold" fo:background-color="transparent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2" style:family="text">
      <style:text-properties fo:color="#0000ff" style:font-name-asian="Consolas" style:font-name-complex="Consolas"/>
    </style:style>
    <style:style style:name="T3" style:family="text">
      <style:text-properties fo:color="#0000ff" fo:language="zxx" fo:country="none" fo:background-color="transparent" style:font-name-asian="Consolas" style:language-asian="zxx" style:country-asian="none" style:font-name-complex="Consolas" style:language-complex="zxx" style:country-complex="none"/>
    </style:style>
    <style:style style:name="T4" style:family="text">
      <style:text-properties fo:language="zxx" fo:country="none"/>
    </style:style>
    <style:style style:name="T5" style:family="text">
      <style:text-properties style:use-window-font-color="true" fo:font-size="10pt" fo:language="zxx" fo:country="none" fo:font-weight="bold" fo:background-color="transparent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style:use-window-font-color="true" style:font-name-asian="Consolas" style:font-name-complex="Consolas"/>
    </style:style>
    <style:style style:name="T7" style:family="text">
      <style:text-properties style:use-window-font-color="true" style:font-name="Times New Roman" fo:font-weight="normal" style:font-name-asian="Consolas" style:font-weight-asian="normal" style:font-name-complex="Consolas" style:font-weight-complex="normal"/>
    </style:style>
    <style:style style:name="T8" style:family="text">
      <style:text-properties style:use-window-font-color="true" fo:language="zxx" fo:country="none" fo:background-color="transparent" style:font-name-asian="Consolas" style:language-asian="zxx" style:country-asian="none" style:font-name-complex="Consolas" style:language-complex="zxx" style:country-complex="none"/>
    </style:style>
    <style:style style:name="T9" style:family="text">
      <style:text-properties style:font-name-asian="Consolas" style:font-name-complex="Consolas"/>
    </style:style>
    <style:style style:name="T10" style:family="text">
      <style:text-properties style:font-name="Times New Roman"/>
    </style:style>
    <style:style style:name="T11" style:family="text">
      <style:text-properties fo:font-weight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style-asian="italic"/>
    </style:style>
    <style:style style:name="T17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<text:span text:style-name="T2"/></text:p>
      <text:p text:style-name="P1"><text:span text:style-name="T3">int </text:span><text:span text:style-name="T8">MCL_SequenceLoad(</text:span><text:span text:style-name="T3">int</text:span><text:span text:style-name="T8"> axis, </text:span><text:span text:style-name="T3">double</text:span><text:span text:style-name="T8">* sequence, </text:span><text:span text:style-name="T3">int</text:span><text:span text:style-name="T8"> seqSize, </text:span><text:span text:style-name="T3">int</text:span><text:span text:style-name="T8"> handle)</text:span></text:p>
      <text:p text:style-name="P2"><text:span text:style-name="T8">Writes a sequence of positions to the Nano-Drive. <text:s/>This sequence may later be stepped through by sending the Nano-Drive an interrupt.</text:span></text:p>
      <text:p text:style-name="P2"><text:span text:style-name="T8"/></text:p>
      <text:p text:style-name="P8">Requirements:</text:p>
      <text:p text:style-name="P10">Firmware version &gt; 0.</text:p>
      <text:p text:style-name="P10">Firmware profile bit 8 equal to 1. (0x0100)</text:p>
      <text:p text:style-name="P14"/>
      <text:p text:style-name="P9">Parameters:</text:p>
      <text:p text:style-name="P10">axis<text:tab/><text:tab/>[IN]<text:tab/>Which axis to move. <text:s/>(X=1,Y=2,Z=3,AUX=4)</text:p>
      <text:p text:style-name="P10">sequence<text:tab/>[IN]<text:tab/>List of positions to send to the Nano-Drive.</text:p>
      <text:p text:style-name="P10">seqSize<text:tab/><text:tab/>[IN]<text:tab/>Number of positions in sequence.</text:p>
      <text:p text:style-name="P10">handle<text:tab/><text:tab/>[IN]<text:tab/>Specifies which Nano-Drive to communicate with.</text:p>
      <text:p text:style-name="P10"/>
      <text:p text:style-name="P9">Return Value:</text:p>
      <text:p text:style-name="P12"><text:span text:style-name="T6">Returns MCL_SUCCESS or the appropriate error code.</text:span></text:p>
      <text:p text:style-name="P16"><text:span text:style-name="T9"/></text:p>
      <text:p text:style-name="P4"><text:span text:style-name="T8"/></text:p>
      <text:p text:style-name="P1"><text:span text:style-name="T2">int </text:span><text:span text:style-name="T6">MCL_SequenceClear(</text:span><text:span text:style-name="T2">int</text:span><text:span text:style-name="T6"> handle)</text:span></text:p>
      <text:p text:style-name="P2"><text:span text:style-name="T8">Stops and clears the sequence on the Nano-Drive controller. <text:s/>The old sequence is completely discarded. <text:s/>A new sequence must be loaded prior to starting again.</text:span></text:p>
      <text:p text:style-name="P2"><text:span text:style-name="T8"/></text:p>
      <text:p text:style-name="P8">Requirements:</text:p>
      <text:p text:style-name="P10">Firmware version &gt; 0.</text:p>
      <text:p text:style-name="P10">Firmware profile bit 8 equal to 1. (0x0100)</text:p>
      <text:p text:style-name="P14"/>
      <text:p text:style-name="P6"><text:span text:style-name="T15">Parameters:</text:span></text:p>
      <text:p text:style-name="P10">handle<text:tab/><text:tab/>[IN]<text:tab/>Specifies which Nano-Drive to communicate with.</text:p>
      <text:p text:style-name="P10"/>
      <text:p text:style-name="P9">Return Value:</text:p>
      <text:p text:style-name="P12"><text:span text:style-name="T6">Returns MCL_SUCCESS or the appropriate error code.</text:span></text:p>
      <text:p text:style-name="P18"><text:span text:style-name="T6"/></text:p>
      <text:p text:style-name="P1"><text:span text:style-name="T2"/></text:p>
      <text:p text:style-name="P1"><text:span text:style-name="T2">int </text:span><text:span text:style-name="T6">MCL_SequenceStart(</text:span><text:span text:style-name="T2">int</text:span><text:span text:style-name="T6"> handle)</text:span></text:p>
      <text:p text:style-name="P7"><text:span text:style-name="T7">Once a sequence has been loaded, starting it will allow the Nano-Drive to respond to external iterrupts and execute the loaded sequence.</text:span></text:p>
      <text:p text:style-name="P1"><text:span text:style-name="T6"/></text:p>
      <text:p text:style-name="P8">Requirements:</text:p>
      <text:p text:style-name="P10">Firmware version &gt; 0.</text:p>
      <text:p text:style-name="P10">Firmware profile bit 8 equal to 1. (0x0100)</text:p>
      <text:p text:style-name="P14"/>
      <text:p text:style-name="P6"><text:span text:style-name="T15">Parameters:</text:span></text:p>
      <text:p text:style-name="P10">handle<text:tab/><text:tab/>[IN]<text:tab/>Specifies which Nano-Drive to communicate with.</text:p>
      <text:p text:style-name="P10"/>
      <text:p text:style-name="P9">Return Value:</text:p>
      <text:p text:style-name="P12"><text:span text:style-name="T6">Returns MCL_SUCCESS or the appropriate error code.</text:span></text:p>
      <text:p text:style-name="P18"><text:span text:style-name="T6"/></text:p>
      <text:p text:style-name="P13"><text:span text:style-name="T2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6"><text:soft-page-break/><text:span text:style-name="T9"/></text:p>
      <text:p text:style-name="P4"><text:span text:style-name="T6"/></text:p>
      <text:p text:style-name="P1"><text:span text:style-name="T2">int </text:span><text:span text:style-name="T6">MCL_SequenceStop(</text:span><text:span text:style-name="T2">int</text:span><text:span text:style-name="T6"> handle)</text:span></text:p>
      <text:p text:style-name="P7"><text:span text:style-name="T7">Stops the sequence on the Nano-Drive controller. <text:s/>The Nano-Drive will not respond to external interrupts when stopped. <text:s/>Stopping will reset the index in the sequence to the beginning of the sequence.</text:span></text:p>
      <text:p text:style-name="P1"><text:span text:style-name="T6"/></text:p>
      <text:p text:style-name="P8">Requirements:</text:p>
      <text:p text:style-name="P10">Firmware version &gt; 0.</text:p>
      <text:p text:style-name="P10">Firmware profile bit 8 equal to 1. (0x0100)</text:p>
      <text:p text:style-name="P14"/>
      <text:p text:style-name="P6"><text:span text:style-name="T15">Parameters:</text:span></text:p>
      <text:p text:style-name="P10">handle<text:tab/><text:tab/>[IN]<text:tab/>Specifies which Nano-Drive to communicate with.</text:p>
      <text:p text:style-name="P10"/>
      <text:p text:style-name="P9">Return Value:</text:p>
      <text:p text:style-name="P12"><text:span text:style-name="T6">Returns MCL_SUCCESS or the appropriate error code.</text:span></text:p>
      <text:p text:style-name="P16"/>
      <text:p text:style-name="P4"><text:span text:style-name="T6"/></text:p>
      <text:p text:style-name="P1"><text:span text:style-name="T2">int </text:span><text:span text:style-name="T6">MCL_SequenceGetMax(</text:span><text:span text:style-name="T2">int</text:span><text:span text:style-name="T6">* max, </text:span><text:span text:style-name="T2">int</text:span><text:span text:style-name="T6"> handle)</text:span></text:p>
      <text:p text:style-name="P2"><text:span text:style-name="T6">Queries the Nano-Drive to determine how many sequence positions are supported.</text:span></text:p>
      <text:p text:style-name="P1"><text:span text:style-name="T6"/></text:p>
      <text:p text:style-name="P8">Requirements:</text:p>
      <text:p text:style-name="P10">Firmware version &gt; 0.</text:p>
      <text:p text:style-name="P10">Firmware profile bit 8 equal to 1. (0x0100)</text:p>
      <text:p text:style-name="P14"/>
      <text:p text:style-name="P6"><text:span text:style-name="T15">Parameters:</text:span></text:p>
      <text:p text:style-name="P11">max<text:tab/><text:tab/>[IN/OUT] Set to the max number of sequence positions.</text:p>
      <text:p text:style-name="P10">handle<text:tab/><text:tab/>[IN]<text:tab/>Specifies which Nano-Drive to communicate with.</text:p>
      <text:p text:style-name="P10"/>
      <text:p text:style-name="P9">Return Value:</text:p>
      <text:p text:style-name="P12"><text:span text:style-name="T6">Returns MCL_SUCCESS or the appropriate error code.</text:span></text:p>
      <text:p text:style-name="P16"><text:span text:style-name="T9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era Special" svg:font-family="'Tera Special'" style:font-pitch="variable" style:font-charset="x-symbol"/>
    <style:font-face style:name="Arial2" svg:font-family="Arial"/>
    <style:font-face style:name="Consolas" svg:font-family="Consola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axin Lu</meta:initial-creator>
    <meta:creation-date>2016-02-04T10:07:10.74</meta:creation-date>
    <meta:document-statistic meta:table-count="0" meta:image-count="0" meta:object-count="0" meta:page-count="2" meta:paragraph-count="49" meta:word-count="322" meta:character-count="2187"/>
    <dc:date>2016-02-04T11:32:43.60</dc:date>
    <dc:creator>Jiaxin Lu</dc:creator>
    <meta:editing-duration>PT00H07M02S</meta:editing-duration>
    <meta:editing-cycles>1</meta:editing-cycles>
    <meta:generator>OpenOffice.org/3.2$Win32 OpenOffice.org_project/320m18$Build-9502</meta:generator>
  </office:meta>
</office:document-meta>
</file>